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4bf9b" officeooo:paragraph-rsid="0004bf9b"/>
    </style:style>
    <style:style style:name="P2" style:family="paragraph" style:parent-style-name="Standard" style:list-style-name="L1">
      <style:paragraph-properties fo:text-align="start" style:justify-single-word="false"/>
      <style:text-properties officeooo:rsid="0004bf9b" officeooo:paragraph-rsid="0004bf9b"/>
    </style:style>
    <style:style style:name="P3" style:family="paragraph" style:parent-style-name="Standard">
      <style:paragraph-properties fo:text-align="start" style:justify-single-word="false"/>
      <style:text-properties officeooo:rsid="000540c0" officeooo:paragraph-rsid="000540c0"/>
    </style:style>
    <style:style style:name="P4" style:family="paragraph" style:parent-style-name="Standard">
      <style:paragraph-properties fo:text-align="start" style:justify-single-word="false"/>
      <style:text-properties officeooo:paragraph-rsid="000540c0"/>
    </style:style>
    <style:style style:name="P5" style:family="paragraph" style:parent-style-name="Standard">
      <style:paragraph-properties fo:text-align="start" style:justify-single-word="false"/>
      <style:text-properties officeooo:paragraph-rsid="00071921"/>
    </style:style>
    <style:style style:name="P6" style:family="paragraph" style:parent-style-name="Standard" style:list-style-name="L2">
      <style:paragraph-properties fo:text-align="start" style:justify-single-word="false"/>
      <style:text-properties officeooo:rsid="00081a07" officeooo:paragraph-rsid="00081a07"/>
    </style:style>
    <style:style style:name="T1" style:family="text">
      <style:text-properties officeooo:rsid="000540c0"/>
    </style:style>
    <style:style style:name="T2" style:family="text">
      <style:text-properties officeooo:rsid="000719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12.21</text:p>
      <text:p text:style-name="P1"/>
      <text:p text:style-name="P1">some points from conversation with Aviv:</text:p>
      <text:list xml:id="list2069502301804921105" text:style-name="L1">
        <text:list-item>
          <text:p text:style-name="P2">when we have a lot of points such as in case we want to get the probability throw all voxels in the relevant areas or the whole brain it is expensive and irrelevant to use the sum of Gaussians (which is practically noise) because we have a lot.</text:p>
        </text:list-item>
        <text:list-item>
          <text:p text:style-name="P2">When we do add gaussians such as in the case of get the probability throw the means of the areas, the STD must be in proportion to the mean value. Around 5 percent of it.</text:p>
        </text:list-item>
        <text:list-item>
          <text:p text:style-name="P2">After calculate the histogram need to normalize it (to sum of 1) and check for each area the value of its mean in the histogram. And normalize again at the end.</text:p>
        </text:list-item>
        <text:list-item>
          <text:p text:style-name="P2">It may be useful to make a list of statistical questions and ask a professional.</text:p>
        </text:list-item>
      </text:list>
      <text:p text:style-name="P1"/>
      <text:p text:style-name="P3">I found that there is a package that can do the density function include the Gaussian. </text:p>
      <text:p text:style-name="P4"><text:span text:style-name="T1">At the link: </text:span><text:a xlink:type="simple" xlink:href="https://towardsdatascience.com/histograms-and-density-plots-in-python-f6bda88f5ac0" text:style-name="Internet_20_link" text:visited-style-name="Visited_20_Internet_20_Link"><text:span text:style-name="T1">https://towardsdatascience.com/histograms-and-density-plots-in-python-f6bda88f5ac0</text:span></text:a></text:p>
      <text:p text:style-name="P4"/>
      <text:p text:style-name="P5"><text:span text:style-name="T2">problems:</text:span></text:p>
      <text:list xml:id="list3351034046820795502" text:style-name="L2">
        <text:list-item>
          <text:p text:style-name="P6">loading all subject object is expensive. Need to find way to save and load differently.</text:p>
        </text:list-item>
        <text:list-item>
          <text:p text:style-name="P6">Didnt able to save data tables.</text:p>
        </text:list-item>
        <text:list-item>
          <text:p text:style-name="P6">Can plot cumulative distribution function but not to calculate at po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2T12:32:55.161399903</meta:creation-date>
    <dc:date>2021-12-22T15:22:09.030592673</dc:date>
    <meta:editing-duration>PT46M51S</meta:editing-duration>
    <meta:editing-cycles>1</meta:editing-cycles>
    <meta:document-statistic meta:table-count="0" meta:image-count="0" meta:object-count="0" meta:page-count="1" meta:paragraph-count="12" meta:word-count="196" meta:character-count="1090" meta:non-whitespace-character-count="912"/>
    <meta:generator>LibreOffice/5.1.6.2$Linux_X86_64 LibreOffice_project/10m0$Build-2</meta:generator>
  </office:meta>
</office:document-meta>
</file>